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style:style>
    <style:style style:name="P2" style:parent-style-name="Normaali" style:family="paragraph">
      <style:text-properties fo:font-weight="bold" style:font-weight-asian="bold" style:font-weight-complex="bold" fo:font-size="14pt" style:font-size-asian="14pt" style:font-size-complex="14pt"/>
    </style:style>
    <style:style style:name="P3" style:parent-style-name="Normaali" style:family="paragraph">
      <style:text-properties fo:font-weight="bold" style:font-weight-asian="bold" style:font-weight-complex="bold"/>
    </style:style>
    <style:style style:name="P4" style:parent-style-name="Normaali" style:family="paragraph">
      <style:text-properties fo:font-weight="bold" style:font-weight-asian="bold" style:font-weight-complex="bold" fo:font-size="14pt" style:font-size-asian="14pt" style:font-size-complex="14pt"/>
    </style:style>
  </office:automatic-styles>
  <office:body>
    <office:text text:use-soft-page-breaks="true">
      <text:p text:style-name="P1">FSD3524 Sinuiksi-palvelun kysymykset ja asiantuntijavastaukset 2014-2015. Aineistoon ja sen tekijöihin tulee viitata asianmukaisesti kaikissa julkaisuissa ja esityksissä, joissa aineistoa käytetään. Tietoarkiston antaman<text:s/>malliviittaustiedon voi merkitä lähdeluetteloon sellaisenaan tai sitä voi muokata julkaisun käytäntöjen mukaisesti.</text:p>
      <text:p text:style-name="Normaali"/>
      <text:p text:style-name="P2">Panoa miehen kanssa</text:p>
      <text:p text:style-name="Normaali"/>
      <text:p text:style-name="Normaali">26 maalis 2015</text:p>
      <text:p text:style-name="Normaali"/>
      <text:p text:style-name="Normaali">Olen siis homo ja haluaisin panna miesystävän kanssa molemmat ei ole harrastanut seksiä koskaan kenenkään muun kanssa ja jos mies ystävä laukee sisääni voiko koskaan enää joku toinen mies laueta sisääni että vaarana on sukupuolitauti :(</text:p>
      <text:p text:style-name="P3"/>
      <text:p text:style-name="Normaali">[Nimimerkki poistettu]</text:p>
      <text:p text:style-name="Normaali"/>
      <text:p text:style-name="Normaali"/>
      <text:p text:style-name="P4">Vastaus</text:p>
      <text:p text:style-name="Normaali"/>
      <text:p text:style-name="Normaali">Hei<text:line-break/><text:line-break/>Jos on takuuvarmaa että kummallakaan teistä ei ole ollut suuseksiä eikä yhdyntää kenenkään kanssa aiemmin niin silloinhan kummallakaan ei pitäisi olla seksitautitartuntaa. Silloin laukeaminen toisen sisälle ei voi välittää tartuntaa kummallekaan. Poikkeuksen tästä säännöstä muodostaa tilanne, jossa jommallakummalla olisi ollut suonensisäisten<text:s/>huumeiden käyttöä, mikä olisi mahdollistanut hiv- tai hepatiittitartunnan. Eli jos kummallakaan ei ole aiempaa tartuntaa niin kumpikaan teistä ei keskinäisen seksinkään jälkeen voi tartuttaa ketään ellei sen jälkeen ole ollut muita tartunnan mahdollistaneita kontakteja. Kannattaa kuitenkin olla sen mahdollisen seuraavan partnerin kanssa tarkkana. Jos ette ole varma siitä että hänellä ei voi olla tartuntaa niin suojatkaa itsenne kondomilla yhdynnässä.<text:line-break/><text:line-break/>Suosittelen lämpimästi keskinäistä ”lämmittelyä”, runsasta liukuvoiteen käyttöä (kumppanisi voi levittää sitä peniksensä päälle sekä peräaukkoosi ja –suoleesi sormillaan, mikä on jo sinällään kiihottavaa) ja hidasta asteettaista etenemistä niin yhdynnästä tulee teille kummallekin miellyttävä kokemus!<text:line-break/><text:line-break/>Jussi Nissin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fo:hyphenate="false"/>
    </style:style>
    <style:style style:name="Otsikko2" style:display-name="Otsikko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ali" style:display-name="Normaali" style:family="paragraph">
      <style:paragraph-properties fo:widows="2" fo:orphans="2"/>
      <style:text-properties style:font-name="Times New Roman" style:font-name-asian="Times New Roman" style:font-name-complex="Times New Roman" fo:font-size="12pt" style:font-size-asian="12pt" style:font-size-complex="12pt" style:language-asian="fi" style:country-asian="FI" fo:hyphenate="false"/>
    </style:style>
    <style:style style:name="Kappaleenoletusfontti" style:display-name="Kappaleen oletusfontti"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ucida Sans"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aliWWW" style:display-name="Normaali (WWW)"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Heading1Char" style:display-name="Heading 1 Char" style:family="text" style:parent-style-name="Kappaleenoletusfontt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style:style>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day" style:display-name="day" style:family="text" style:parent-style-name="Kappaleenoletusfontti"/>
    <style:style style:name="month" style:display-name="month" style:family="text" style:parent-style-name="Kappaleenoletusfontti"/>
    <style:style style:name="year" style:display-name="year" style:family="text" style:parent-style-name="Kappaleenoletusfontti"/>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Ylätunniste" style:display-name="Ylä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YlätunnisteChar" style:display-name="Ylätunniste Char" style:family="text" style:parent-style-name="Kappaleenoletusfontti"/>
    <style:style style:name="Alatunniste" style:display-name="Ala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AlatunnisteChar" style:display-name="Alatunniste Char" style:family="text" style:parent-style-name="Kappaleenoletusfontti"/>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
    <dc:creator/>
    <meta:creation-date>2023-01-19T15:24:00Z</meta:creation-date>
    <dc:date>2023-01-19T15:24:00Z</dc:date>
    <meta:template xlink:href="Normal.dotm" xlink:type="simple"/>
    <meta:editing-cycles>1</meta:editing-cycles>
    <meta:editing-duration>PT0S</meta:editing-duration>
    <meta:document-statistic meta:page-count="1" meta:paragraph-count="3" meta:word-count="194" meta:character-count="1768" meta:row-count="13" meta:non-whitespace-character-count="1577"/>
  </office:meta>
</office:document-meta>
</file>